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20000007903F31399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19cm" svg:x="-2.499cm" svg:y="0.11cm">
          <draw:image xlink:href="Pictures/1000000000000A20000007903F31399B.jpg" xlink:type="simple" xlink:show="embed" xlink:actuate="onLoad">
            <text:p/>
          </draw:image>
        </draw:frame>
        <draw:custom-shape draw:style-name="gr2" draw:text-style-name="P1" draw:layer="layout" svg:width="0.4cm" svg:height="0.4cm" svg:x="4.6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6.2cm" svg:y1="5cm" svg:x2="11cm" svg:y2="1.9cm">
          <text:p/>
        </draw:line>
        <draw:line draw:style-name="gr3" draw:text-style-name="P1" draw:layer="layout" svg:x1="3.7cm" svg:y1="6.3cm" svg:x2="11cm" svg:y2="4.1cm">
          <text:p/>
        </draw:line>
        <draw:line draw:style-name="gr3" draw:text-style-name="P1" draw:layer="layout" svg:x1="5cm" svg:y1="8.6cm" svg:x2="11cm" svg:y2="7.5cm">
          <text:p/>
        </draw:line>
        <draw:line draw:style-name="gr3" draw:text-style-name="P1" draw:layer="layout" svg:x1="8.5cm" svg:y1="9.7cm" svg:x2="11cm" svg:y2="11cm">
          <text:p/>
        </draw:line>
        <draw:frame draw:style-name="gr4" draw:layer="layout" svg:width="5.6cm" svg:height="0.962cm" svg:x="10.9cm" svg:y="1.5cm">
          <draw:text-box>
            <text:p>365 nm UV lamp</text:p>
          </draw:text-box>
        </draw:frame>
        <draw:custom-shape draw:style-name="gr2" draw:text-style-name="P1" draw:layer="layout" svg:width="5.1cm" svg:height="0.8cm" svg:x="11.037cm" svg:y="1.566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4cm" svg:height="0.962cm" svg:x="10.9cm" svg:y="3.6cm">
          <draw:text-box>
            <text:p>Spectrometer</text:p>
          </draw:text-box>
        </draw:frame>
        <draw:custom-shape draw:style-name="gr2" draw:text-style-name="P1" draw:layer="layout" svg:width="4.2cm" svg:height="0.8cm" svg:x="11cm" svg:y="3.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6cm" svg:height="2.384cm" svg:x="10.9cm" svg:y="6.7cm">
          <draw:text-box>
            <text:p>Spectrometer Openening with 0.88 mm diameter</text:p>
          </draw:text-box>
        </draw:frame>
        <draw:custom-shape draw:style-name="gr2" draw:text-style-name="P1" draw:layer="layout" svg:width="5.5cm" svg:height="2.223cm" svg:x="11cm" svg:y="6.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6cm" svg:height="0.962cm" svg:x="10.8cm" svg:y="10.438cm">
          <draw:text-box>
            <text:p>Sample holder</text:p>
          </draw:text-box>
        </draw:frame>
        <draw:custom-shape draw:style-name="gr2" draw:text-style-name="P1" draw:layer="layout" svg:width="4.4cm" svg:height="0.9cm" svg:x="1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13:57:13.895530467</meta:creation-date>
    <dc:date>2016-09-21T14:40:10.012478376</dc:date>
    <meta:editing-duration>PT27M3S</meta:editing-duration>
    <meta:editing-cycles>5</meta:editing-cycles>
    <meta:generator>LibreOffice/4.2.8.2$Linux_X86_64 LibreOffice_project/420m0$Build-2</meta:generator>
    <meta:document-statistic meta:object-count="14"/>
  </office:meta>
</office:document-meta>
</file>